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T2_13" style:family="text"/>
    <style:style style:name="T2_14" style:family="text">
      <style:text-properties fo:color="#1155cc" style:text-underline-style="solid" style:text-underline-color="font-color"/>
    </style:style>
    <style:style style:name="T2_15" style:family="text"/>
    <style:style style:name="T2_16" style:family="text">
      <style:text-properties fo:color="#1155cc" style:text-underline-style="solid" style:text-underline-color="font-color"/>
    </style:style>
    <style:style style:name="T2_17" style:family="text"/>
    <style:style style:name="T2_18" style:family="text">
      <style:text-properties fo:color="#1155cc" style:text-underline-style="solid" style:text-underline-color="font-color"/>
    </style:style>
    <style:style style:name="T2_19" style:family="text"/>
    <style:style style:name="T2_20" style:family="text">
      <style:text-properties fo:color="#1155cc" style:text-underline-style="solid" style:text-underline-color="font-color"/>
    </style:style>
    <style:style style:name="T2_21" style:family="text"/>
    <style:style style:name="T2_22" style:family="text">
      <style:text-properties fo:color="#1155cc" style:text-underline-style="solid" style:text-underline-color="font-color"/>
    </style:style>
    <style:style style:name="T2_23" style:family="text"/>
    <style:style style:name="T2_24" style:family="text">
      <style:text-properties fo:color="#1155cc" style:text-underline-style="solid" style:text-underline-color="font-color"/>
    </style:style>
    <style:style style:name="T2_25" style:family="text"/>
    <style:style style:name="T2_26" style:family="text">
      <style:text-properties fo:color="#1155cc" style:text-underline-style="solid" style:text-underline-color="font-color"/>
    </style:style>
    <style:style style:name="T2_27" style:family="text"/>
    <style:style style:name="T2_28" style:family="text">
      <style:text-properties fo:color="#1155cc" style:text-underline-style="solid" style:text-underline-color="font-color"/>
    </style:style>
    <style:style style:name="T2_29" style:family="text"/>
    <style:style style:name="T2_30" style:family="text">
      <style:text-properties fo:color="#1155cc" style:text-underline-style="solid" style:text-underline-color="font-color"/>
    </style:style>
    <style:style style:name="T2_31" style:family="text"/>
    <style:style style:name="T2_32" style:family="text">
      <style:text-properties fo:color="#1155cc" style:text-underline-style="solid" style:text-underline-color="font-color"/>
    </style:style>
    <style:style style:name="T2_33" style:family="text"/>
    <style:style style:name="T2_34" style:family="text">
      <style:text-properties fo:color="#1155cc" style:text-underline-style="solid" style:text-underline-color="font-color"/>
    </style:style>
    <style:style style:name="T2_35" style:family="text"/>
    <style:style style:name="T2_36" style:family="text">
      <style:text-properties fo:color="#1155cc" style:text-underline-style="solid" style:text-underline-color="font-color"/>
    </style:style>
    <style:style style:name="T2_37" style:family="text"/>
    <style:style style:name="T2_38" style:family="text">
      <style:text-properties fo:color="#1155cc" style:text-underline-style="solid" style:text-underline-color="font-color"/>
    </style:style>
    <style:style style:name="T2_39" style:family="text"/>
    <style:style style:name="T2_40" style:family="text">
      <style:text-properties fo:color="#1155cc" style:text-underline-style="solid" style:text-underline-color="font-color"/>
    </style:style>
    <style:style style:name="T2_41" style:family="text"/>
    <style:style style:name="T2_42" style:family="text">
      <style:text-properties fo:color="#1155cc" style:text-underline-style="solid" style:text-underline-color="font-color"/>
    </style:style>
    <style:style style:name="T2_43" style:family="text"/>
    <style:style style:name="T2_44" style:family="text">
      <style:text-properties fo:color="#1155cc" style:text-underline-style="solid" style:text-underline-color="font-color"/>
    </style:style>
    <style:style style:name="T2_45" style:family="text"/>
    <style:style style:name="T2_46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T3_39" style:family="text"/>
    <style:style style:name="T3_40" style:family="text">
      <style:text-properties fo:color="#1155cc" style:text-underline-style="solid" style:text-underline-color="font-color"/>
    </style:style>
    <style:style style:name="T3_41" style:family="text"/>
    <style:style style:name="T3_42" style:family="text">
      <style:text-properties fo:color="#1155cc" style:text-underline-style="solid" style:text-underline-color="font-color"/>
    </style:style>
    <style:style style:name="T3_43" style:family="text"/>
    <style:style style:name="T3_44" style:family="text">
      <style:text-properties fo:color="#1155cc" style:text-underline-style="solid" style:text-underline-color="font-color"/>
    </style:style>
    <style:style style:name="T3_45" style:family="text"/>
    <style:style style:name="T3_46" style:family="text">
      <style:text-properties fo:color="#1155cc" style:text-underline-style="solid" style:text-underline-color="font-color"/>
    </style:style>
    <style:style style:name="T3_47" style:family="text"/>
    <style:style style:name="T3_48" style:family="text">
      <style:text-properties fo:color="#1155cc" style:text-underline-style="solid" style:text-underline-color="font-color"/>
    </style:style>
    <style:style style:name="T3_49" style:family="text"/>
    <style:style style:name="T3_50" style:family="text">
      <style:text-properties fo:color="#1155cc" style:text-underline-style="solid" style:text-underline-color="font-color"/>
    </style:style>
    <style:style style:name="T3_51" style:family="text"/>
    <style:style style:name="T3_52" style:family="text">
      <style:text-properties fo:color="#1155cc" style:text-underline-style="solid" style:text-underline-color="font-color"/>
    </style:style>
    <style:style style:name="T3_53" style:family="text"/>
    <style:style style:name="T3_54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Reference</text:span></text:p>
      <text:p text:style-name="P2"><text:span text:style-name="T2_1"><text:a xlink:type="simple" xlink:href="http://elm.eeng.dcu.ie/~ee402/ee402notes/html/ch03s14.html"><text:span text:style-name="T2_2">http</text:span></text:a></text:span><text:span text:style-name="T2_3"><text:a xlink:type="simple" xlink:href="http://elm.eeng.dcu.ie/~ee402/ee402notes/html/ch03s14.html"><text:span text:style-name="T2_4">://</text:span></text:a></text:span><text:span text:style-name="T2_5"><text:a xlink:type="simple" xlink:href="http://elm.eeng.dcu.ie/~ee402/ee402notes/html/ch03s14.html"><text:span text:style-name="T2_6">elm</text:span></text:a></text:span><text:span text:style-name="T2_7"><text:a xlink:type="simple" xlink:href="http://elm.eeng.dcu.ie/~ee402/ee402notes/html/ch03s14.html"><text:span text:style-name="T2_8">.</text:span></text:a></text:span><text:span text:style-name="T2_9"><text:a xlink:type="simple" xlink:href="http://elm.eeng.dcu.ie/~ee402/ee402notes/html/ch03s14.html"><text:span text:style-name="T2_10">eeng</text:span></text:a></text:span><text:span text:style-name="T2_11"><text:a xlink:type="simple" xlink:href="http://elm.eeng.dcu.ie/~ee402/ee402notes/html/ch03s14.html"><text:span text:style-name="T2_12">.</text:span></text:a></text:span><text:span text:style-name="T2_13"><text:a xlink:type="simple" xlink:href="http://elm.eeng.dcu.ie/~ee402/ee402notes/html/ch03s14.html"><text:span text:style-name="T2_14">dcu</text:span></text:a></text:span><text:span text:style-name="T2_15"><text:a xlink:type="simple" xlink:href="http://elm.eeng.dcu.ie/~ee402/ee402notes/html/ch03s14.html"><text:span text:style-name="T2_16">.</text:span></text:a></text:span><text:span text:style-name="T2_17"><text:a xlink:type="simple" xlink:href="http://elm.eeng.dcu.ie/~ee402/ee402notes/html/ch03s14.html"><text:span text:style-name="T2_18">ie</text:span></text:a></text:span><text:span text:style-name="T2_19"><text:a xlink:type="simple" xlink:href="http://elm.eeng.dcu.ie/~ee402/ee402notes/html/ch03s14.html"><text:span text:style-name="T2_20">/~</text:span></text:a></text:span><text:span text:style-name="T2_21"><text:a xlink:type="simple" xlink:href="http://elm.eeng.dcu.ie/~ee402/ee402notes/html/ch03s14.html"><text:span text:style-name="T2_22">ee</text:span></text:a></text:span><text:span text:style-name="T2_23"><text:a xlink:type="simple" xlink:href="http://elm.eeng.dcu.ie/~ee402/ee402notes/html/ch03s14.html"><text:span text:style-name="T2_24">402/</text:span></text:a></text:span><text:span text:style-name="T2_25"><text:a xlink:type="simple" xlink:href="http://elm.eeng.dcu.ie/~ee402/ee402notes/html/ch03s14.html"><text:span text:style-name="T2_26">ee</text:span></text:a></text:span><text:span text:style-name="T2_27"><text:a xlink:type="simple" xlink:href="http://elm.eeng.dcu.ie/~ee402/ee402notes/html/ch03s14.html"><text:span text:style-name="T2_28">402</text:span></text:a></text:span><text:span text:style-name="T2_29"><text:a xlink:type="simple" xlink:href="http://elm.eeng.dcu.ie/~ee402/ee402notes/html/ch03s14.html"><text:span text:style-name="T2_30">notes</text:span></text:a></text:span><text:span text:style-name="T2_31"><text:a xlink:type="simple" xlink:href="http://elm.eeng.dcu.ie/~ee402/ee402notes/html/ch03s14.html"><text:span text:style-name="T2_32">/</text:span></text:a></text:span><text:span text:style-name="T2_33"><text:a xlink:type="simple" xlink:href="http://elm.eeng.dcu.ie/~ee402/ee402notes/html/ch03s14.html"><text:span text:style-name="T2_34">html</text:span></text:a></text:span><text:span text:style-name="T2_35"><text:a xlink:type="simple" xlink:href="http://elm.eeng.dcu.ie/~ee402/ee402notes/html/ch03s14.html"><text:span text:style-name="T2_36">/</text:span></text:a></text:span><text:span text:style-name="T2_37"><text:a xlink:type="simple" xlink:href="http://elm.eeng.dcu.ie/~ee402/ee402notes/html/ch03s14.html"><text:span text:style-name="T2_38">ch</text:span></text:a></text:span><text:span text:style-name="T2_39"><text:a xlink:type="simple" xlink:href="http://elm.eeng.dcu.ie/~ee402/ee402notes/html/ch03s14.html"><text:span text:style-name="T2_40">03</text:span></text:a></text:span><text:span text:style-name="T2_41"><text:a xlink:type="simple" xlink:href="http://elm.eeng.dcu.ie/~ee402/ee402notes/html/ch03s14.html"><text:span text:style-name="T2_42">s</text:span></text:a></text:span><text:span text:style-name="T2_43"><text:a xlink:type="simple" xlink:href="http://elm.eeng.dcu.ie/~ee402/ee402notes/html/ch03s14.html"><text:span text:style-name="T2_44">14.</text:span></text:a></text:span><text:span text:style-name="T2_45"><text:a xlink:type="simple" xlink:href="http://elm.eeng.dcu.ie/~ee402/ee402notes/html/ch03s14.html"><text:span text:style-name="T2_46">html</text:span></text:a></text:span></text:p>
      <text:p text:style-name="P3"><text:span text:style-name="T3_1"><text:a xlink:type="simple" xlink:href="http://web-ext.u-aizu.ac.jp/~fayolle/teaching/2012/C++/pdf/1-separate_compilation.pdf"><text:span text:style-name="T3_2">http</text:span></text:a></text:span><text:span text:style-name="T3_3"><text:a xlink:type="simple" xlink:href="http://web-ext.u-aizu.ac.jp/~fayolle/teaching/2012/C++/pdf/1-separate_compilation.pdf"><text:span text:style-name="T3_4">://</text:span></text:a></text:span><text:span text:style-name="T3_5"><text:a xlink:type="simple" xlink:href="http://web-ext.u-aizu.ac.jp/~fayolle/teaching/2012/C++/pdf/1-separate_compilation.pdf"><text:span text:style-name="T3_6">web</text:span></text:a></text:span><text:span text:style-name="T3_7"><text:a xlink:type="simple" xlink:href="http://web-ext.u-aizu.ac.jp/~fayolle/teaching/2012/C++/pdf/1-separate_compilation.pdf"><text:span text:style-name="T3_8">-</text:span></text:a></text:span><text:span text:style-name="T3_9"><text:a xlink:type="simple" xlink:href="http://web-ext.u-aizu.ac.jp/~fayolle/teaching/2012/C++/pdf/1-separate_compilation.pdf"><text:span text:style-name="T3_10">ext</text:span></text:a></text:span><text:span text:style-name="T3_11"><text:a xlink:type="simple" xlink:href="http://web-ext.u-aizu.ac.jp/~fayolle/teaching/2012/C++/pdf/1-separate_compilation.pdf"><text:span text:style-name="T3_12">.</text:span></text:a></text:span><text:span text:style-name="T3_13"><text:a xlink:type="simple" xlink:href="http://web-ext.u-aizu.ac.jp/~fayolle/teaching/2012/C++/pdf/1-separate_compilation.pdf"><text:span text:style-name="T3_14">u</text:span></text:a></text:span><text:span text:style-name="T3_15"><text:a xlink:type="simple" xlink:href="http://web-ext.u-aizu.ac.jp/~fayolle/teaching/2012/C++/pdf/1-separate_compilation.pdf"><text:span text:style-name="T3_16">-</text:span></text:a></text:span><text:span text:style-name="T3_17"><text:a xlink:type="simple" xlink:href="http://web-ext.u-aizu.ac.jp/~fayolle/teaching/2012/C++/pdf/1-separate_compilation.pdf"><text:span text:style-name="T3_18">aizu</text:span></text:a></text:span><text:span text:style-name="T3_19"><text:a xlink:type="simple" xlink:href="http://web-ext.u-aizu.ac.jp/~fayolle/teaching/2012/C++/pdf/1-separate_compilation.pdf"><text:span text:style-name="T3_20">.</text:span></text:a></text:span><text:span text:style-name="T3_21"><text:a xlink:type="simple" xlink:href="http://web-ext.u-aizu.ac.jp/~fayolle/teaching/2012/C++/pdf/1-separate_compilation.pdf"><text:span text:style-name="T3_22">ac</text:span></text:a></text:span><text:span text:style-name="T3_23"><text:a xlink:type="simple" xlink:href="http://web-ext.u-aizu.ac.jp/~fayolle/teaching/2012/C++/pdf/1-separate_compilation.pdf"><text:span text:style-name="T3_24">.</text:span></text:a></text:span><text:span text:style-name="T3_25"><text:a xlink:type="simple" xlink:href="http://web-ext.u-aizu.ac.jp/~fayolle/teaching/2012/C++/pdf/1-separate_compilation.pdf"><text:span text:style-name="T3_26">jp</text:span></text:a></text:span><text:span text:style-name="T3_27"><text:a xlink:type="simple" xlink:href="http://web-ext.u-aizu.ac.jp/~fayolle/teaching/2012/C++/pdf/1-separate_compilation.pdf"><text:span text:style-name="T3_28">/~</text:span></text:a></text:span><text:span text:style-name="T3_29"><text:a xlink:type="simple" xlink:href="http://web-ext.u-aizu.ac.jp/~fayolle/teaching/2012/C++/pdf/1-separate_compilation.pdf"><text:span text:style-name="T3_30">fayolle</text:span></text:a></text:span><text:span text:style-name="T3_31"><text:a xlink:type="simple" xlink:href="http://web-ext.u-aizu.ac.jp/~fayolle/teaching/2012/C++/pdf/1-separate_compilation.pdf"><text:span text:style-name="T3_32">/</text:span></text:a></text:span><text:span text:style-name="T3_33"><text:a xlink:type="simple" xlink:href="http://web-ext.u-aizu.ac.jp/~fayolle/teaching/2012/C++/pdf/1-separate_compilation.pdf"><text:span text:style-name="T3_34">teaching</text:span></text:a></text:span><text:span text:style-name="T3_35"><text:a xlink:type="simple" xlink:href="http://web-ext.u-aizu.ac.jp/~fayolle/teaching/2012/C++/pdf/1-separate_compilation.pdf"><text:span text:style-name="T3_36">/2012/</text:span></text:a></text:span><text:span text:style-name="T3_37"><text:a xlink:type="simple" xlink:href="http://web-ext.u-aizu.ac.jp/~fayolle/teaching/2012/C++/pdf/1-separate_compilation.pdf"><text:span text:style-name="T3_38">C</text:span></text:a></text:span><text:span text:style-name="T3_39"><text:a xlink:type="simple" xlink:href="http://web-ext.u-aizu.ac.jp/~fayolle/teaching/2012/C++/pdf/1-separate_compilation.pdf"><text:span text:style-name="T3_40">++/</text:span></text:a></text:span><text:span text:style-name="T3_41"><text:a xlink:type="simple" xlink:href="http://web-ext.u-aizu.ac.jp/~fayolle/teaching/2012/C++/pdf/1-separate_compilation.pdf"><text:span text:style-name="T3_42">pdf</text:span></text:a></text:span><text:span text:style-name="T3_43"><text:a xlink:type="simple" xlink:href="http://web-ext.u-aizu.ac.jp/~fayolle/teaching/2012/C++/pdf/1-separate_compilation.pdf"><text:span text:style-name="T3_44">/1-</text:span></text:a></text:span><text:span text:style-name="T3_45"><text:a xlink:type="simple" xlink:href="http://web-ext.u-aizu.ac.jp/~fayolle/teaching/2012/C++/pdf/1-separate_compilation.pdf"><text:span text:style-name="T3_46">separate</text:span></text:a></text:span><text:span text:style-name="T3_47"><text:a xlink:type="simple" xlink:href="http://web-ext.u-aizu.ac.jp/~fayolle/teaching/2012/C++/pdf/1-separate_compilation.pdf"><text:span text:style-name="T3_48">_</text:span></text:a></text:span><text:span text:style-name="T3_49"><text:a xlink:type="simple" xlink:href="http://web-ext.u-aizu.ac.jp/~fayolle/teaching/2012/C++/pdf/1-separate_compilation.pdf"><text:span text:style-name="T3_50">compilation</text:span></text:a></text:span><text:span text:style-name="T3_51"><text:a xlink:type="simple" xlink:href="http://web-ext.u-aizu.ac.jp/~fayolle/teaching/2012/C++/pdf/1-separate_compilation.pdf"><text:span text:style-name="T3_52">.</text:span></text:a></text:span><text:span text:style-name="T3_53"><text:a xlink:type="simple" xlink:href="http://web-ext.u-aizu.ac.jp/~fayolle/teaching/2012/C++/pdf/1-separate_compilation.pdf"><text:span text:style-name="T3_54">pdf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